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1918 Family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Mr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80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7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7:59:03.746273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3T18:09:51.919880227</dc:date>
    <meta:editing-duration>PT18H44M26S</meta:editing-duration>
    <meta:editing-cycles>127</meta:editing-cycles>
    <meta:generator>LibreOffice/25.8.3.2$Linux_X86_64 LibreOffice_project/580$Build-2</meta:generator>
    <meta:document-statistic meta:table-count="1" meta:cell-count="5322" meta:object-count="0"/>
  </office:meta>
</office:document-meta>
</file>